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22-04-1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21-10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21-04-1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8812" calcext:value-type="float">
            <text:p>14.87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56" calcext:value-type="float">
            <text:p>15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7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22" calcext:value-type="float">
            <text:p>16.61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212" calcext:value-type="float">
            <text:p>16.55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81" calcext:value-type="float">
            <text:p>20.57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032" calcext:value-type="float">
            <text:p>20.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372" calcext:value-type="float">
            <text:p>19.6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268" calcext:value-type="float">
            <text:p>16.87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228" calcext:value-type="float">
            <text:p>16.9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388" calcext:value-type="float">
            <text:p>17.0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532" calcext:value-type="float">
            <text:p>17.1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04" calcext:value-type="float">
            <text:p>17.3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842" calcext:value-type="float">
            <text:p>17.83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668" calcext:value-type="float">
            <text:p>20.4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816" calcext:value-type="float">
            <text:p>17.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0891428571" calcext:value-type="float">
            <text:p>17.20508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108" calcext:value-type="float">
            <text:p>17.5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56" calcext:value-type="float">
            <text:p>17.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932" calcext:value-type="float">
            <text:p>18.6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236" calcext:value-type="float">
            <text:p>21.4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256" calcext:value-type="float">
            <text:p>19.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904" calcext:value-type="float">
            <text:p>16.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92" calcext:value-type="float">
            <text:p>16.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416" calcext:value-type="float">
            <text:p>16.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31737142857" calcext:value-type="float">
            <text:p>16.79317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48" calcext:value-type="float">
            <text:p>16.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1794285714" calcext:value-type="float">
            <text:p>17.00217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008" calcext:value-type="float">
            <text:p>17.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644" calcext:value-type="float">
            <text:p>19.7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076" calcext:value-type="float">
            <text:p>18.7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664" calcext:value-type="float">
            <text:p>17.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796" calcext:value-type="float">
            <text:p>16.6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496" calcext:value-type="float">
            <text:p>15.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332" calcext:value-type="float">
            <text:p>16.4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476" calcext:value-type="float">
            <text:p>16.4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28" calcext:value-type="float">
            <text:p>16.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652" calcext:value-type="float">
            <text:p>16.6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84" calcext:value-type="float">
            <text:p>16.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376" calcext:value-type="float">
            <text:p>16.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872" calcext:value-type="float">
            <text:p>15.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56" calcext:value-type="float">
            <text:p>14.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16" calcext:value-type="float">
            <text:p>15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56" calcext:value-type="float">
            <text:p>15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224" calcext:value-type="float">
            <text:p>15.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68" calcext:value-type="float">
            <text:p>15.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652" calcext:value-type="float">
            <text:p>20.4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248" calcext:value-type="float">
            <text:p>13.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986" calcext:value-type="float">
            <text:p>14.11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72" calcext:value-type="float">
            <text:p>14.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448" calcext:value-type="float">
            <text:p>15.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816" calcext:value-type="float">
            <text:p>17.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42" calcext:value-type="float">
            <text:p>15.8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536" calcext:value-type="float">
            <text:p>13.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78" calcext:value-type="float">
            <text:p>15.4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32" calcext:value-type="float">
            <text:p>15.6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26" calcext:value-type="float">
            <text:p>18.2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32" calcext:value-type="float">
            <text:p>15.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6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108" calcext:value-type="float">
            <text:p>14.9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482" calcext:value-type="float">
            <text:p>15.70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584" calcext:value-type="float">
            <text:p>17.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4076" calcext:value-type="float">
            <text:p>18.13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08" calcext:value-type="float">
            <text:p>14.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716" calcext:value-type="float">
            <text:p>14.1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144" calcext:value-type="float">
            <text:p>14.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912" calcext:value-type="float">
            <text:p>14.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72" calcext:value-type="float">
            <text:p>14.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9004" calcext:value-type="float">
            <text:p>15.3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6312" calcext:value-type="float">
            <text:p>16.4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282" calcext:value-type="float">
            <text:p>13.67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914" calcext:value-type="float">
            <text:p>14.551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8632" calcext:value-type="float">
            <text:p>14.7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5290911548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1" meta:object-count="0"/>
    <meta:user-defined meta:name="AppVersion">3.0</meta:user-defined>
  </office:meta>
</office:document-meta>
</file>